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4cm" style:rel-column-width="36455*"/>
    </style:style>
    <style:style style:name="Tabella1.B" style:family="table-column">
      <style:table-column-properties style:column-width="1.729cm" style:rel-column-width="3975*"/>
    </style:style>
    <style:style style:name="Tabella1.G" style:family="table-column">
      <style:table-column-properties style:column-width="1.889cm" style:rel-column-width="4344*"/>
    </style:style>
    <style:style style:name="Tabella1.H" style:family="table-column">
      <style:table-column-properties style:column-width="2.115cm" style:rel-column-width="4861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42d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64a82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541d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9a1cd" officeooo:paragraph-rsid="0099a1c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3c366e"/>
    </style:style>
    <style:style style:name="T11" style:family="text">
      <style:text-properties officeooo:rsid="0080c8fe"/>
    </style:style>
    <style:style style:name="T12" style:family="text">
      <style:text-properties officeooo:rsid="00906ded"/>
    </style:style>
    <style:style style:name="T13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4" style:family="text">
      <style:text-properties officeooo:rsid="00942d42"/>
    </style:style>
    <style:style style:name="T15" style:family="text">
      <style:text-properties officeooo:rsid="00998314"/>
    </style:style>
    <style:style style:name="T16" style:family="text">
      <style:text-properties officeooo:rsid="0099ab1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column table:style-name="Tabella1.H"/>
        <table:table-header-rows>
          <table:table-row table:style-name="Tabella1.1">
            <table:table-cell table:style-name="Tabella1.A1" table:number-columns-spanned="7" office:value-type="string">
              <text:p text:style-name="P26"><text:span text:style-name="T4">Produzione: </text:span><text:span text:style-name="T13"><text:placeholder text:placeholder-type="text">&lt;mrp.name&gt;</text:placeholder></text:span><text:span text:style-name="T3"> </text:span><text:span text:style-name="T5">Pianificata dal: </text:span><text:span text:style-name="T13"><text:placeholder text:placeholder-type="text">&lt;mrp.date_planned&gt;</text:placeholder></text:span><text:span text:style-name="T3"> </text:span><text:span text:style-name="T6">Famiglia: </text:span><text:span text:style-name="T1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7"><text:placeholder text:placeholder-type="text">&lt;if test="mrp_status == 'green'"&gt;</text:placeholder><text:span text:style-name="T12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2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13">Fabbis.</text:p>
            </table:table-cell>
            <table:table-cell table:style-name="Tabella1.A2" office:value-type="string">
              <text:p text:style-name="P27">Magazz*</text:p>
            </table:table-cell>
            <table:table-cell table:style-name="Tabella1.A2" office:value-type="string">
              <text:p text:style-name="P11"><text:span text:style-name="T14">Residuo</text:span>**</text:p>
            </table:table-cell>
            <table:table-cell table:style-name="Tabella1.A2" office:value-type="string">
              <text:p text:style-name="P10"><text:span text:style-name="T15">Fabbis.</text:span> per<text:span text:style-name="T11">iodo</text:span></text:p>
            </table:table-cell>
            <table:table-cell table:style-name="Tabella1.A2" office:value-type="string">
              <text:p text:style-name="P10">O<text:span text:style-name="T14">rdini <text:line-break/>Fornitore</text:span>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H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6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5"><text:span text:style-name="T10"><text:placeholder text:placeholder-type="text">&lt;item[0].default_code&gt;</text:placeholder></text:span><text:span text:style-name="T10"> - </text:span><text:span text:style-name="T10"><text:placeholder text:placeholder-type="text">&lt;item[0].name&gt;</text:placeholder></text:span><text:span text:style-name="T10"> (</text:span><text:span text:style-name="T10"><text:placeholder text:placeholder-type="text">&lt;item[0].first_supplier_id.name or '/'&gt;</text:placeholder></text:span><text:span text:style-name="T10">)</text:span></text:p>
          </table:table-cell>
          <table:table-cell table:style-name="Tabella1.A4" office:value-type="string">
            <text:p text:style-name="P21"><text:placeholder text:placeholder-type="text">&lt;int(item[1])&gt;</text:placeholder></text:p>
          </table:table-cell>
          <table:table-cell table:style-name="Tabella1.A4" office:value-type="string">
            <text:p text:style-name="P23"><text:placeholder text:placeholder-type="text">&lt;int(item[7])&gt;</text:placeholder></text:p>
          </table:table-cell>
          <table:table-cell table:style-name="Tabella1.A4" office:value-type="string">
            <text:p text:style-name="P19"><text:placeholder text:placeholder-type="text">&lt;int(item[2])&gt;</text:placeholder></text:p>
          </table:table-cell>
          <table:table-cell table:style-name="Tabella1.A4" office:value-type="string">
            <text:p text:style-name="P20"><text:placeholder text:placeholder-type="text">&lt;int(item[3])&gt;</text:placeholder></text:p>
          </table:table-cell>
          <table:table-cell table:style-name="Tabella1.A4" office:value-type="string">
            <text:p text:style-name="P22"><text:placeholder text:placeholder-type="text">&lt;int(item[4])&gt;</text:placeholder></text:p>
          </table:table-cell>
          <table:table-cell table:style-name="Tabella1.A4" office:value-type="string">
            <text:p text:style-name="P24"><text:placeholder text:placeholder-type="text">&lt;item[6].strip()&gt;</text:placeholder></text:p>
          </table:table-cell>
          <table:table-cell table:style-name="Tabella1.H4" office:value-type="string">
            <text:p text:style-name="P18"><text:placeholder text:placeholder-type="text">&lt;if test="item[5] == 'green'"&gt;</text:placeholder><text:span text:style-name="T12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2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5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99ab17"/>
    </style:style>
    <style:style style:name="MT5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MT6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<text:span text:style-name="MT4">Magazzino è lo stato magazzino meno le produzioni precedenti <text:s text:c="3"/></text:span>**<text:span text:style-name="MT5">Residuo</text:span> è lo stato magazzino <text:span text:style-name="MT6">dopo lo scarico</text:span> dell'attuale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22T19:05:11.258461948</dc:date>
    <dc:creator>thebrush </dc:creator>
    <meta:editing-duration>PT18H32M39S</meta:editing-duration>
    <meta:editing-cycles>136</meta:editing-cycles>
    <meta:document-statistic meta:table-count="1" meta:image-count="6" meta:object-count="0" meta:page-count="2" meta:paragraph-count="27" meta:word-count="105" meta:character-count="958" meta:non-whitespace-character-count="830"/>
  </office:meta>
</office:document-meta>
</file>